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T1" style:family="text">
      <style:text-properties officeooo:rsid="000a151c"/>
    </style:style>
    <style:style style:name="T2" style:family="text">
      <style:text-properties fo:font-weight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tab/><text:tab/><text:span text:style-name="T1">Projet 2proj</text:span></text:p>
      <text:p text:style-name="Standard"/>
      <text:h text:style-name="Heading_20_3" text:outline-level="3">Mettre en place la souris (Raycast)</text:h>
      <text:p text:style-name="Text_20_body">C'est souvent l'étape qui fait peur, alors voici la méthode la plus simple pour Godot 4.</text:p>
      <text:p text:style-name="Text_20_body"><text:span text:style-name="T2">1. Prépare les touches :</text:span> Va dans <text:span text:style-name="T2">Projet</text:span> &gt; <text:span text:style-name="T2">Paramètres du projet</text:span> &gt; <text:span text:style-name="T2">Carte des entrées (Input Map)</text:span>.</text:p>
      <text:list text:style-name="L1">
        <text:list-item>
          <text:p text:style-name="P1">Ajoute une action <text:span text:style-name="Source_20_Text">selection</text:span> (associe-la au bouton gauche de la souris).</text:p>
        </text:list-item>
        <text:list-item>
          <text:p text:style-name="P1">Ajoute une action <text:span text:style-name="Source_20_Text">command</text:span> (associe-la au bouton droit de la souris).</text:p>
        </text:list-item>
      </text:list>
      <text:p text:style-name="Text_20_body">Voici la marche à suivre une fois que tu as cliqué sur <text:span text:style-name="T2">Contrôles</text:span> :</text:p>
      <text:list text:style-name="L2">
        <text:list-item>
          <text:p text:style-name="P2"><text:span text:style-name="T2">Ajouter une action</text:span> :</text:p>
          <text:list>
            <text:list-item>
              <text:p text:style-name="P2">Tu verras une barre de recherche avec un bouton "Ajouter" à côté.</text:p>
            </text:list-item>
            <text:list-item>
              <text:p text:style-name="P2">Écris <text:span text:style-name="Source_20_Text">selection</text:span> dans la case et clique sur <text:span text:style-name="T2">Ajouter</text:span>.</text:p>
            </text:list-item>
            <text:list-item>
              <text:p text:style-name="P2">Écris <text:span text:style-name="Source_20_Text">command</text:span> dans la case et clique sur <text:span text:style-name="T2">Ajouter</text:span>.</text:p>
            </text:list-item>
          </text:list>
        </text:list-item>
        <text:list-item>
          <text:p text:style-name="P2"><text:span text:style-name="T2">Associer la souris</text:span> :</text:p>
          <text:list>
            <text:list-item>
              <text:p text:style-name="P2">Maintenant tu as tes deux nouvelles lignes (<text:span text:style-name="Source_20_Text">selection</text:span> et <text:span text:style-name="Source_20_Text">command</text:span>) dans la liste en bas.</text:p>
            </text:list-item>
            <text:list-item>
              <text:p text:style-name="P2">À droite de la ligne <text:span text:style-name="Source_20_Text">selection</text:span>, clique sur le petit <text:span text:style-name="T2">"+"</text:span>.</text:p>
            </text:list-item>
            <text:list-item>
              <text:p text:style-name="P2">Choisis <text:span text:style-name="T2">Bouton de la souris</text:span> -&gt; <text:span text:style-name="T2">Bouton gauche</text:span> (Left Button).</text:p>
            </text:list-item>
            <text:list-item>
              <text:p text:style-name="P2">Fais pareil pour <text:span text:style-name="Source_20_Text">command</text:span> : clique sur le <text:span text:style-name="T2">"+"</text:span>, choisis <text:span text:style-name="T2">Bouton de la souris</text:span> -&gt; <text:span text:style-name="T2">Bouton droit</text:span> (Right Button).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1-03T11:09:47.262000000</meta:creation-date>
    <dc:date>2026-01-03T11:58:54.533000000</dc:date>
    <meta:editing-duration>PT49M8S</meta:editing-duration>
    <meta:editing-cycles>2</meta:editing-cycles>
    <meta:generator>LibreOffice/7.5.7.1$Windows_X86_64 LibreOffice_project/47eb0cf7efbacdee9b19ae25d6752381ede23126</meta:generator>
    <meta:document-statistic meta:table-count="0" meta:image-count="0" meta:object-count="0" meta:page-count="1" meta:paragraph-count="16" meta:word-count="182" meta:character-count="964" meta:non-whitespace-character-count="805"/>
  </office:meta>
</office:document-meta>
</file>